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5.3cm" fo:min-width="16cm" fo:padding-top="0.142cm" fo:padding-bottom="0.142cm" fo:padding-left="0.267cm" fo:padding-right="0.267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9cm" fo:min-width="2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319cm" loext:decorative="false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="Linienspitzen_20_4" draw:marker-end-width="0.252cm" draw:fill-color="#ffffff" draw:textarea-horizontal-align="justify" draw:textarea-vertical-align="middle" draw:auto-grow-height="false" fo:min-height="4cm" fo:min-width="7cm" fo:padding-top="0.142cm" fo:padding-bottom="0.142cm" fo:padding-left="0.267cm" fo:padding-right="0.267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8" style:family="graphic" style:parent-style-name="objectwithoutfill">
      <style:graphic-properties svg:stroke-width="0.081cm" draw:marker-start="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1.9cm" fo:min-width="2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width="0.035cm" svg:stroke-color="#3465a4" draw:marker-start-width="0.252cm" draw:marker-end-width="0.252cm" draw:fill="none" draw:fill-color="#ffffff" fo:min-height="1.319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ash_20__28_Rounded_29_" svg:stroke-width="0.081cm" svg:stroke-color="#00a933" draw:marker-start="" draw:marker-start-width="0.321cm" draw:marker-end="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svg:stroke-width="0.035cm" svg:stroke-color="#00a933" draw:marker-start-width="0.252cm" draw:marker-end="Linienspitzen_20_4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a933" draw:marker-start-width="0.252cm" draw:marker-end="Linienspitzen_20_23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233cm" fo:min-width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style="normal" style:font-size-asian="10.5pt" style:font-size-complex="10.5pt"/>
    </style:style>
    <style:style style:name="P4" style:family="paragraph">
      <loext:graphic-properties draw:fill="none" draw:fill-color="#ffffff"/>
      <style:text-properties fo:font-size="11pt" fo:font-style="normal" style:font-size-asian="10.5pt" style:font-size-complex="10.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8pt" fo:font-style="normal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8pt" style:font-size-asian="5pt" style:font-size-complex="5pt"/>
    </style:style>
    <style:style style:name="P8" style:family="paragraph">
      <style:paragraph-properties fo:text-align="center" style:writing-mode="lr-tb"/>
      <style:text-properties fo:font-size="8pt" style:font-size-asian="5pt" style:font-size-complex="5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11" style:family="paragraph">
      <loext:graphic-properties draw:fill-color="#ffffff"/>
      <style:paragraph-properties fo:text-align="center"/>
      <style:text-properties fo:color="#000000" loext:opacity="100%"/>
    </style:style>
    <style:style style:name="P12" style:family="paragraph">
      <loext:graphic-properties draw:fill="none" draw:fill-color="#ffffff"/>
      <style:text-properties fo:color="#000000" loext:opacity="100%" fo:font-size="11pt" fo:font-style="normal" style:font-size-asian="10.5pt" style:font-size-complex="10.5pt"/>
    </style:style>
    <style:style style:name="T1" style:family="text">
      <style:text-properties fo:font-size="10.5pt" fo:font-style="normal" style:font-size-asian="10.5pt" style:font-size-complex="10.5pt"/>
    </style:style>
    <style:style style:name="T2" style:family="text">
      <style:text-properties fo:font-size="11pt" fo:font-style="normal" style:font-size-asian="10.5pt" style:font-size-complex="10.5pt"/>
    </style:style>
    <style:style style:name="T3" style:family="text">
      <style:text-properties fo:font-size="8pt" fo:font-style="normal" style:font-size-asian="10.5pt" style:font-size-complex="10.5pt"/>
    </style:style>
    <style:style style:name="T4" style:family="text">
      <style:text-properties style:font-size-asian="5pt" style:font-size-complex="5pt"/>
    </style:style>
    <style:style style:name="T5" style:family="text">
      <style:text-properties fo:color="#00a933" loext:opacity="100%" fo:font-size="11pt" fo:font-style="normal" style:font-size-asian="10.5pt" style:font-size-complex="10.5pt"/>
    </style:style>
    <style:style style:name="T6" style:family="text">
      <style:text-properties fo:color="#000000" loext:opacity="100%" fo:font-size="11pt" fo:font-style="normal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5.55cm" svg:x="2.35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0.7cm" svg:x="2.35cm" svg:y="1.25cm">
          <draw:text-box>
            <text:p text:style-name="P2"><text:span text:style-name="T1">Lehrer-Modell</text:span></text:p>
          </draw:text-box>
        </draw:frame>
        <draw:g draw:style-name="gr3">
          <draw:custom-shape draw:style-name="gr4" draw:text-style-name="P1" draw:layer="layout" svg:width="2.5cm" svg:height="2.15cm" svg:x="3.05cm" svg:y="2.9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941cm" svg:height="1.569cm" svg:x="3.35cm" svg:y="3.231cm">
            <draw:text-box>
              <text:p><text:span text:style-name="T2"/></text:p>
              <text:p><text:span text:style-name="T2">Eingabe</text:span></text:p>
            </draw:text-box>
          </draw:frame>
        </draw:g>
        <draw:custom-shape draw:style-name="gr6" draw:text-style-name="P1" draw:layer="layout" svg:width="7.5cm" svg:height="4.25cm" svg:x="6.85cm" svg:y="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5cm" svg:height="0.569cm" svg:x="9cm" svg:y="1.95cm">
          <draw:text-box>
            <text:p text:style-name="P2"><text:span text:style-name="T3">verborgene Schichten</text:span></text:p>
          </draw:text-box>
        </draw:frame>
        <draw:line draw:style-name="gr8" draw:text-style-name="P6" draw:layer="layout" svg:x1="5.6cm" svg:y1="4.05cm" svg:x2="6.85cm" svg:y2="4.05cm">
          <text:p/>
        </draw:line>
        <draw:custom-shape draw:style-name="gr9" draw:text-style-name="P8" xml:id="id7" draw:id="id7" draw:layer="layout" svg:width="0.681cm" svg:height="0.691cm" svg:x="7.65cm" svg:y="2.2cm">
          <text:p text:style-name="P7"><text:span text:style-name="T4">L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6" draw:id="id6" draw:layer="layout" svg:width="0.681cm" svg:height="0.691cm" svg:x="7.65cm" svg:y="3.236cm">
          <text:p text:style-name="P7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" draw:id="id1" draw:layer="layout" svg:width="0.681cm" svg:height="0.691cm" svg:x="7.65cm" svg:y="4.273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4" draw:id="id4" draw:layer="layout" svg:width="0.681cm" svg:height="0.691cm" svg:x="7.65cm" svg:y="5.309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5" draw:id="id5" draw:layer="layout" svg:width="0.681cm" svg:height="0.691cm" svg:x="10.512cm" svg:y="2.753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" draw:id="id2" draw:layer="layout" svg:width="0.681cm" svg:height="0.691cm" svg:x="10.512cm" svg:y="3.789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3" draw:id="id3" draw:layer="layout" svg:width="0.681cm" svg:height="0.691cm" svg:x="10.512cm" svg:y="4.825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681cm" svg:height="0.691cm" svg:x="13.169cm" svg:y="3.236cm">
          <text:p text:style-name="P9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681cm" svg:height="0.691cm" svg:x="13.169cm" svg:y="4.273cm">
          <text:p text:style-name="P9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4.38cm" svg:y1="4.05cm" svg:x2="15.63cm" svg:y2="4.05cm">
          <text:p/>
        </draw:line>
        <draw:g draw:style-name="gr3">
          <draw:custom-shape draw:style-name="gr10" draw:text-style-name="P11" draw:layer="layout" svg:width="2.5cm" svg:height="2.15cm" svg:x="15.65cm" svg:y="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2" draw:layer="layout" svg:width="2.25cm" svg:height="1.569cm" svg:x="15.85cm" svg:y="3.231cm">
            <draw:text-box>
              <text:p><text:span text:style-name="T5"/></text:p>
              <text:p><text:span text:style-name="T6">Ausgabe</text:span></text:p>
            </draw:text-box>
          </draw:frame>
        </draw:g>
        <draw:line draw:style-name="gr12" draw:text-style-name="P6" draw:layer="layout" svg:x1="11.6cm" svg:y1="4.1cm" svg:x2="12.85cm" svg:y2="4.1cm">
          <text:p/>
        </draw:line>
        <draw:connector draw:style-name="gr13" draw:text-style-name="P6" draw:layer="layout" draw:type="line" svg:x1="8.331cm" svg:y1="4.619cm" svg:x2="10.512cm" svg:y2="4.135cm" draw:start-shape="id1" draw:start-glue-point="10" draw:end-shape="id2" draw:end-glue-point="6" svg:d="M8331 4619l2181-484" svg:viewBox="0 0 2182 485">
          <text:p/>
        </draw:connector>
        <draw:connector draw:style-name="gr13" draw:text-style-name="P6" draw:layer="layout" draw:type="line" svg:x1="8.331cm" svg:y1="4.619cm" svg:x2="10.512cm" svg:y2="5.171cm" draw:start-shape="id1" draw:start-glue-point="10" draw:end-shape="id3" draw:end-glue-point="6" svg:d="M8331 4619l2181 552" svg:viewBox="0 0 2182 553">
          <text:p/>
        </draw:connector>
        <draw:connector draw:style-name="gr13" draw:text-style-name="P6" draw:layer="layout" draw:type="line" svg:x1="8.331cm" svg:y1="5.655cm" svg:x2="10.512cm" svg:y2="5.171cm" draw:start-shape="id4" draw:start-glue-point="10" draw:end-shape="id3" draw:end-glue-point="6" svg:d="M8331 5655l2181-484" svg:viewBox="0 0 2182 485">
          <text:p/>
        </draw:connector>
        <draw:connector draw:style-name="gr13" draw:text-style-name="P6" draw:layer="layout" draw:type="line" svg:x1="8.331cm" svg:y1="5.655cm" svg:x2="10.512cm" svg:y2="4.135cm" draw:start-shape="id4" draw:start-glue-point="10" draw:end-shape="id2" draw:end-glue-point="6" svg:d="M8331 5655l2181-1520" svg:viewBox="0 0 2182 1521">
          <text:p/>
        </draw:connector>
        <draw:connector draw:style-name="gr13" draw:text-style-name="P6" draw:layer="layout" draw:type="line" svg:x1="8.331cm" svg:y1="5.655cm" svg:x2="10.512cm" svg:y2="3.099cm" draw:start-shape="id4" draw:start-glue-point="10" draw:end-shape="id5" draw:end-glue-point="6" svg:d="M8331 5655l2181-2556" svg:viewBox="0 0 2182 2557">
          <text:p/>
        </draw:connector>
        <draw:connector draw:style-name="gr13" draw:text-style-name="P6" draw:layer="layout" draw:type="line" svg:x1="8.331cm" svg:y1="4.619cm" svg:x2="10.512cm" svg:y2="3.099cm" draw:start-shape="id1" draw:start-glue-point="10" draw:end-shape="id5" draw:end-glue-point="6" svg:d="M8331 4619l2181-1520" svg:viewBox="0 0 2182 1521">
          <text:p/>
        </draw:connector>
        <draw:connector draw:style-name="gr13" draw:text-style-name="P6" draw:layer="layout" draw:type="line" svg:x1="8.331cm" svg:y1="3.582cm" svg:x2="10.512cm" svg:y2="5.171cm" draw:start-shape="id6" draw:start-glue-point="10" draw:end-shape="id3" draw:end-glue-point="6" svg:d="M8331 3582l2181 1589" svg:viewBox="0 0 2182 1590">
          <text:p/>
        </draw:connector>
        <draw:connector draw:style-name="gr13" draw:text-style-name="P6" draw:layer="layout" draw:type="line" svg:x1="8.331cm" svg:y1="3.582cm" svg:x2="10.512cm" svg:y2="4.135cm" draw:start-shape="id6" draw:start-glue-point="10" draw:end-shape="id2" draw:end-glue-point="6" svg:d="M8331 3582l2181 553" svg:viewBox="0 0 2182 554">
          <text:p/>
        </draw:connector>
        <draw:connector draw:style-name="gr13" draw:text-style-name="P6" draw:layer="layout" draw:type="line" svg:x1="8.331cm" svg:y1="3.582cm" svg:x2="10.512cm" svg:y2="3.099cm" draw:start-shape="id6" draw:start-glue-point="10" draw:end-shape="id5" draw:end-glue-point="6" svg:d="M8331 3582l2181-483" svg:viewBox="0 0 2182 484">
          <text:p/>
        </draw:connector>
        <draw:connector draw:style-name="gr13" draw:text-style-name="P6" draw:layer="layout" draw:type="line" svg:x1="8.331cm" svg:y1="2.546cm" svg:x2="10.512cm" svg:y2="3.099cm" draw:start-shape="id7" draw:start-glue-point="10" draw:end-shape="id5" draw:end-glue-point="6" svg:d="M8331 2546l2181 553" svg:viewBox="0 0 2182 554">
          <text:p/>
        </draw:connector>
        <draw:connector draw:style-name="gr13" draw:text-style-name="P6" draw:layer="layout" draw:type="line" svg:x1="8.331cm" svg:y1="2.546cm" svg:x2="10.512cm" svg:y2="4.135cm" draw:start-shape="id7" draw:start-glue-point="10" draw:end-shape="id2" draw:end-glue-point="6" svg:d="M8331 2546l2181 1589" svg:viewBox="0 0 2182 1590">
          <text:p/>
        </draw:connector>
        <draw:connector draw:style-name="gr13" draw:text-style-name="P6" draw:layer="layout" draw:type="line" svg:x1="8.331cm" svg:y1="2.546cm" svg:x2="10.512cm" svg:y2="5.171cm" draw:start-shape="id7" draw:start-glue-point="10" draw:end-shape="id3" draw:end-glue-point="6" svg:d="M8331 2546l2181 2625" svg:viewBox="0 0 2182 2626">
          <text:p/>
        </draw:connector>
        <draw:custom-shape draw:style-name="gr1" draw:text-style-name="P1" draw:layer="layout" svg:width="16.5cm" svg:height="5.55cm" svg:x="2.35cm" svg:y="7.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2.5cm" svg:height="2.15cm" svg:x="3.05cm" svg:y="9.5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941cm" svg:height="1.569cm" svg:x="3.35cm" svg:y="9.831cm">
            <draw:text-box>
              <text:p><text:span text:style-name="T2"/></text:p>
              <text:p><text:span text:style-name="T2">Eingabe</text:span></text:p>
            </draw:text-box>
          </draw:frame>
        </draw:g>
        <draw:custom-shape draw:style-name="gr6" draw:text-style-name="P1" draw:layer="layout" svg:width="7.5cm" svg:height="4.25cm" svg:x="6.85cm" svg:y="8.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9.5cm" svg:y1="5.8cm" svg:x2="9.5cm" svg:y2="9.3cm">
          <text:p/>
        </draw:line>
        <draw:line draw:style-name="gr8" draw:text-style-name="P6" draw:layer="layout" svg:x1="5.6cm" svg:y1="10.65cm" svg:x2="6.85cm" svg:y2="10.65cm">
          <text:p/>
        </draw:line>
        <draw:custom-shape draw:style-name="gr15" draw:text-style-name="P8" xml:id="id14" draw:id="id14" draw:layer="layout" svg:width="0.681cm" svg:height="0.682cm" svg:x="7.65cm" svg:y="8.85cm">
          <text:p text:style-name="P7"><text:span text:style-name="T4">L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13" draw:id="id13" draw:layer="layout" svg:width="0.681cm" svg:height="0.682cm" svg:x="7.65cm" svg:y="9.872cm">
          <text:p text:style-name="P7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8" draw:id="id8" draw:layer="layout" svg:width="0.681cm" svg:height="0.682cm" svg:x="7.65cm" svg:y="10.896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1" draw:id="id11" draw:layer="layout" svg:width="0.681cm" svg:height="0.682cm" svg:x="7.65cm" svg:y="11.918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" draw:id="id12" draw:layer="layout" svg:width="0.681cm" svg:height="0.682cm" svg:x="10.512cm" svg:y="9.396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" draw:id="id9" draw:layer="layout" svg:width="0.681cm" svg:height="0.682cm" svg:x="10.512cm" svg:y="10.418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0" draw:id="id10" draw:layer="layout" svg:width="0.681cm" svg:height="0.681cm" svg:x="10.512cm" svg:y="11.441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681cm" svg:height="0.682cm" svg:x="13.169cm" svg:y="9.872cm">
          <text:p text:style-name="P9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681cm" svg:height="0.682cm" svg:x="13.169cm" svg:y="10.896cm">
          <text:p text:style-name="P9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4.38cm" svg:y1="10.65cm" svg:x2="15.63cm" svg:y2="10.65cm">
          <text:p/>
        </draw:line>
        <draw:g draw:style-name="gr3">
          <draw:custom-shape draw:style-name="gr10" draw:text-style-name="P11" draw:layer="layout" svg:width="2.5cm" svg:height="2.15cm" svg:x="15.65cm" svg:y="9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2" draw:layer="layout" svg:width="2.25cm" svg:height="1.569cm" svg:x="15.85cm" svg:y="9.831cm">
            <draw:text-box>
              <text:p><text:span text:style-name="T5"/></text:p>
              <text:p><text:span text:style-name="T6">Ausgabe</text:span></text:p>
            </draw:text-box>
          </draw:frame>
        </draw:g>
        <draw:line draw:style-name="gr12" draw:text-style-name="P6" draw:layer="layout" svg:x1="11.6cm" svg:y1="10.75cm" svg:x2="12.85cm" svg:y2="10.75cm">
          <text:p/>
        </draw:line>
        <draw:connector draw:style-name="gr13" draw:text-style-name="P6" draw:layer="layout" draw:type="line" svg:x1="8.331cm" svg:y1="11.237cm" svg:x2="10.512cm" svg:y2="10.759cm" draw:start-shape="id8" draw:start-glue-point="10" draw:end-shape="id9" draw:end-glue-point="6" svg:d="M8331 11237l2181-478" svg:viewBox="0 0 2182 479">
          <text:p/>
        </draw:connector>
        <draw:connector draw:style-name="gr13" draw:text-style-name="P6" draw:layer="layout" draw:type="line" svg:x1="8.331cm" svg:y1="11.237cm" svg:x2="10.512cm" svg:y2="11.782cm" draw:start-shape="id8" draw:start-glue-point="10" draw:end-shape="id10" draw:end-glue-point="6" svg:d="M8331 11237l2181 545" svg:viewBox="0 0 2182 546">
          <text:p/>
        </draw:connector>
        <draw:connector draw:style-name="gr13" draw:text-style-name="P6" draw:layer="layout" draw:type="line" svg:x1="8.331cm" svg:y1="12.259cm" svg:x2="10.512cm" svg:y2="11.782cm" draw:start-shape="id11" draw:start-glue-point="10" draw:end-shape="id10" draw:end-glue-point="6" svg:d="M8331 12259l2181-477" svg:viewBox="0 0 2182 478">
          <text:p/>
        </draw:connector>
        <draw:connector draw:style-name="gr13" draw:text-style-name="P6" draw:layer="layout" draw:type="line" svg:x1="8.331cm" svg:y1="12.259cm" svg:x2="10.512cm" svg:y2="10.759cm" draw:start-shape="id11" draw:start-glue-point="10" draw:end-shape="id9" draw:end-glue-point="6" svg:d="M8331 12259l2181-1500" svg:viewBox="0 0 2182 1501">
          <text:p/>
        </draw:connector>
        <draw:connector draw:style-name="gr13" draw:text-style-name="P6" draw:layer="layout" draw:type="line" svg:x1="8.331cm" svg:y1="12.259cm" svg:x2="10.512cm" svg:y2="9.737cm" draw:start-shape="id11" draw:start-glue-point="10" draw:end-shape="id12" draw:end-glue-point="6" svg:d="M8331 12259l2181-2522" svg:viewBox="0 0 2182 2523">
          <text:p/>
        </draw:connector>
        <draw:connector draw:style-name="gr13" draw:text-style-name="P6" draw:layer="layout" draw:type="line" svg:x1="8.331cm" svg:y1="11.237cm" svg:x2="10.512cm" svg:y2="9.737cm" draw:start-shape="id8" draw:start-glue-point="10" draw:end-shape="id12" draw:end-glue-point="6" svg:d="M8331 11237l2181-1500" svg:viewBox="0 0 2182 1501">
          <text:p/>
        </draw:connector>
        <draw:connector draw:style-name="gr13" draw:text-style-name="P6" draw:layer="layout" draw:type="line" svg:x1="8.331cm" svg:y1="10.213cm" svg:x2="10.512cm" svg:y2="11.782cm" draw:start-shape="id13" draw:start-glue-point="10" draw:end-shape="id10" draw:end-glue-point="6" svg:d="M8331 10213l2181 1569" svg:viewBox="0 0 2182 1570">
          <text:p/>
        </draw:connector>
        <draw:connector draw:style-name="gr13" draw:text-style-name="P6" draw:layer="layout" draw:type="line" svg:x1="8.331cm" svg:y1="10.213cm" svg:x2="10.512cm" svg:y2="10.759cm" draw:start-shape="id13" draw:start-glue-point="10" draw:end-shape="id9" draw:end-glue-point="6" svg:d="M8331 10213l2181 546" svg:viewBox="0 0 2182 547">
          <text:p/>
        </draw:connector>
        <draw:connector draw:style-name="gr13" draw:text-style-name="P6" draw:layer="layout" draw:type="line" svg:x1="8.331cm" svg:y1="10.213cm" svg:x2="10.512cm" svg:y2="9.737cm" draw:start-shape="id13" draw:start-glue-point="10" draw:end-shape="id12" draw:end-glue-point="6" svg:d="M8331 10213l2181-476" svg:viewBox="0 0 2182 477">
          <text:p/>
        </draw:connector>
        <draw:connector draw:style-name="gr13" draw:text-style-name="P6" draw:layer="layout" draw:type="line" svg:x1="8.331cm" svg:y1="9.191cm" svg:x2="10.512cm" svg:y2="9.737cm" draw:start-shape="id14" draw:start-glue-point="10" draw:end-shape="id12" draw:end-glue-point="6" svg:d="M8331 9191l2181 546" svg:viewBox="0 0 2182 547">
          <text:p/>
        </draw:connector>
        <draw:connector draw:style-name="gr13" draw:text-style-name="P6" draw:layer="layout" draw:type="line" svg:x1="8.331cm" svg:y1="9.191cm" svg:x2="10.512cm" svg:y2="10.759cm" draw:start-shape="id14" draw:start-glue-point="10" draw:end-shape="id9" draw:end-glue-point="6" svg:d="M8331 9191l2181 1568" svg:viewBox="0 0 2182 1569">
          <text:p/>
        </draw:connector>
        <draw:connector draw:style-name="gr13" draw:text-style-name="P6" draw:layer="layout" draw:type="line" svg:x1="8.331cm" svg:y1="9.191cm" svg:x2="10.512cm" svg:y2="11.782cm" draw:start-shape="id14" draw:start-glue-point="10" draw:end-shape="id10" draw:end-glue-point="6" svg:d="M8331 9191l2181 2591" svg:viewBox="0 0 2182 2592">
          <text:p/>
        </draw:connector>
        <draw:line draw:style-name="gr14" draw:text-style-name="P6" draw:layer="layout" svg:x1="12.15cm" svg:y1="4.5cm" svg:x2="12.15cm" svg:y2="10.25cm">
          <text:p/>
        </draw:line>
        <draw:frame draw:style-name="gr23" draw:text-style-name="P5" draw:layer="layout" svg:width="3.5cm" svg:height="0.569cm" svg:x="9cm" svg:y="8.55cm">
          <draw:text-box>
            <text:p text:style-name="P2"><text:span text:style-name="T3">verborgene Schichten</text:span></text:p>
          </draw:text-box>
        </draw:frame>
        <draw:frame draw:style-name="gr24" draw:text-style-name="P3" draw:layer="layout" svg:width="3cm" svg:height="0.7cm" svg:x="2.3cm" svg:y="7.85cm">
          <draw:text-box>
            <text:p text:style-name="P2"><text:span text:style-name="T1">Schüler-Modell</text:span></text:p>
          </draw:text-box>
        </draw:frame>
        <officeooo:annotation svg:x="0cm" svg:y="0cm">
          <dc:date>2026-01-14T17:35:1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marker draw:name="Linienspitzen_20_23" draw:display-name="Linienspitzen 23" svg:viewBox="0 0 20 13" svg:d="M0 13l10-13 10 13z"/>
    <draw:marker draw:name="Linienspitzen_20_4" draw:display-name="Linienspitzen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6-01-15T00:09:35.811000000</dc:date>
    <meta:editing-duration>PT8H55M53S</meta:editing-duration>
    <meta:editing-cycles>57</meta:editing-cycles>
    <meta:generator>LibreOffice/7.6.6.3$Windows_X86_64 LibreOffice_project/d97b2716a9a4a2ce1391dee1765565ea469b0ae7</meta:generator>
    <meta:document-statistic meta:object-count="70"/>
  </office:meta>
</office:document-meta>
</file>